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27.7cm" svg:height="19.2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4T20:53:27.843105621</meta:creation-date>
    <dc:date>2015-07-06T14:51:00</dc:date>
    <meta:editing-duration>PT4H43M33S</meta:editing-duration>
    <meta:editing-cycles>4</meta:editing-cycles>
    <meta:generator>LibreOffice/3.5$Linux_x86 LibreOffice_project/350m1$Build-2</meta:generator>
    <dc:creator>Protein Group</dc:cre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701cm" svg:height="19.201cm" xlink:href="." xlink:type="simple" chart:class="chart:bar" chart:style-name="ch1">
        <chart:title svg:x="8.456cm" svg:y="0.52cm" chart:style-name="ch2">
          <text:p>Left:Ftdock ; Center :Zdock ;  Rigth:Sdock</text:p>
        </chart:title>
        <chart:legend chart:legend-position="top" svg:x="10.899cm" svg:y="2.036cm" style:legend-expansion="wide" chart:style-name="ch3"/>
        <chart:plot-area chart:style-name="ch4" chart:data-source-has-labels="both" svg:x="1.857cm" svg:y="3.561cm" svg:width="24.736cm" svg:height="13.983cm">
          <chartooo:coordinate-region svg:x="2.69cm" svg:y="3.84cm" svg:width="23.903cm" svg:height="10.649cm"/>
          <chart:axis chart:dimension="x" chart:name="primary-x" chart:style-name="ch5" chartooo:axis-type="auto">
            <chartooo:date-scale/>
            <chart:title svg:x="12.165cm" svg:y="17.928cm" chart:style-name="ch6">
              <text:p>Scoring function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13.565cm" chart:style-name="ch8">
              <text:p>Success rate percentage 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series chart:style-name="ch11" chart:values-cell-range-address="local-table.$C$2:.$C$21" chart:label-cell-address="local-table.$C$1" chart:class="chart:bar">
            <chart:data-point chart:repeated="20"/>
          </chart:series>
          <chart:series chart:style-name="ch12" chart:values-cell-range-address="local-table.$D$2:.$D$21" chart:label-cell-address="local-table.$D$1" chart:class="chart:bar">
            <chart:data-point chart:repeated="20"/>
          </chart:series>
          <chart:series chart:style-name="ch13" chart:values-cell-range-address="local-table.$E$2:.$E$21" chart:label-cell-address="local-table.$E$1" chart:class="chart:bar">
            <chart:data-point chart:repeated="20"/>
          </chart:series>
          <chart:series chart:style-name="ch14" chart:values-cell-range-address="local-table.$F$2:.$F$21" chart:label-cell-address="local-table.$F$1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 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CP_TB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45">
                <text:p>4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5">
                <text:p>3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